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7" style:family="table-cell" style:parent-style-name="Default" style:data-style-name="N19">
      <style:table-cell-properties fo:background-color="#92D050"/>
      <style:text-properties fo:color="#000000" fo:font-size="14pt" style:font-size-asian="14pt" style:font-size-complex="14pt"/>
    </style:style>
    <style:style style:name="ce8" style:family="table-cell" style:parent-style-name="Default" style:data-style-name="N25">
      <style:text-properties fo:color="#000000" fo:font-size="14pt" style:font-size-asian="14pt" style:font-size-complex="14pt"/>
    </style:style>
    <style:style style:name="ce9" style:family="table-cell" style:parent-style-name="Default" style:data-style-name="N0">
      <style:text-properties fo:font-size="14pt" style:font-size-asian="14pt" style:font-size-complex="14pt"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FFFF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FFFF00"/>
      <style:text-properties fo:color="#000000" fo:font-size="14pt" style:font-size-asian="14pt" style:font-size-complex="14pt"/>
    </style:style>
    <style:style style:name="ce12" style:family="table-cell" style:parent-style-name="Default" style:data-style-name="N0"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FF9797"/>
      <style:text-properties fo:color="#000000" fo:font-size="14pt" style:font-size-asian="14pt" style:font-size-complex="14pt" fo:font-style="italic" style:font-style-asian="italic" style:font-style-complex="italic"/>
    </style:style>
    <style:style style:name="ce1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66FFFF"/>
      <style:text-properties fo:color="#000000"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66FFFF"/>
      <style:text-properties fo:color="#000000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transparent"/>
      <style:text-properties fo:color="#000000" fo:font-size="14pt" style:font-size-asian="14pt" style:font-size-complex="14pt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start" fo:margin-left="0cm"/>
      <style:text-properties fo:color="#FF0000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8476"/>
      <style:text-properties fo:color="#000000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color="#000000" fo:font-size="14pt" style:font-size-asian="14pt" style:font-size-complex="14pt"/>
    </style:style>
    <style:style style:name="ce22" style:family="table-cell" style:parent-style-name="Default" style:data-style-name="N0">
      <style:text-properties fo:color="#000000" fo:font-size="14pt" style:font-size-asian="14pt" style:font-size-complex="14pt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middle" fo:background-color="#FFFF00"/>
      <style:text-properties fo:color="#000000" fo:font-size="14pt" style:font-size-asian="14pt" style:font-size-complex="14pt"/>
    </style:style>
    <style:style style:name="ce24" style:family="table-cell" style:parent-style-name="Default" style:data-style-name="N0">
      <style:table-cell-properties fo:background-color="#FFFFFF"/>
      <style:text-properties fo:color="#000000"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 fo:background-color="#FFFFFF"/>
      <style:text-properties fo:color="#000000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73604166666667cm" style:use-optimal-column-width="true"/>
    </style:style>
    <style:style style:name="co2" style:family="table-column">
      <style:table-column-properties fo:break-before="auto" style:column-width="25.3470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56.2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2"/>
          <table:table-cell office:value-type="string" table:style-name="ce3">
            <text:p>Sientific Programm FOCUS Valve 2015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International Faculty:<text:s/></text:p>
          </table:table-cell>
          <table:table-cell office:value-type="string" table:style-name="ce6">
            <text:p>Mattia Glauber, Jose-Luis Pomar, Theddy Fischlein, <text:s/>Eugenio Quaini, Kai-Nico Doll, Fitsum Lakew,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Mateo Ferrarini, Hendrik Treede, Mauro Rinaldi, Randolph Chitwood, Frank Boos, Matteo Ferrarini,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Thorsten Hanke, Ludwig von Segesser,Gerhard Schymik, Marek Kopala, Roman Przybylski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National Faculty:</text:p>
          </table:table-cell>
          <table:table-cell office:value-type="string" table:style-name="ce6">
            <text:p>Martin Andreas, Nikos Bonaros, Günther Laufer, Martin Grabenwöger, Gerhard Pölzl, Guy Friedrich, Silvana Müller,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<text:s/>Julia Dumfarth, Herbert Hangler, Johannes Holfeld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Thomas Schachner, Severin Semsroth, Daniel Höfer, Orest Chevtchik, Markus Kofler,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Christoph Krapf, Peter Mair, Elfriede Ruttmann-Ulmer, Corinna Velik-Salchner, Adel Sakic, Bastian Schneider,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number-rows-repeated="2" table:style-name="ro1">
          <table:table-cell table:style-name="ce2"/>
          <table:table-cell table:style-name="ce6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day 1</text:p>
          </table:table-cell>
          <table:table-cell office:value-type="string" table:style-name="ce3">
            <text:p>Lectures</text:p>
          </table:table-cell>
          <table:table-cell office:value-type="string" table:style-name="ce3">
            <text:p>Surgeries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date" office:date-value="2015-09-06T00:00:00" table:style-name="ce7">
            <text:p>06.09.2015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13:00-14:45</text:p>
          </table:table-cell>
          <table:table-cell office:value-type="string" table:style-name="ce9">
            <text:p>Chair: L.v. Segesser</text:p>
          </table:table-cell>
          <table:table-cell table:style-name="ce3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10">
            <text:p>Workshop Smartcannula</text:p>
          </table:table-cell>
          <table:table-cell table:style-name="ce3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string" table:style-name="ce2">
            <text:p>15:00 - 16:00</text:p>
          </table:table-cell>
          <table:table-cell office:value-type="string" table:style-name="ce11">
            <text:p>Symposium I:<text:s/>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12"/>
          <table:table-cell office:value-type="string" table:style-name="ce13">
            <text:p>Panel:</text:p>
          </table:table-cell>
          <table:table-cell table:style-name="ce3"/>
          <table:table-cell table:style-name="ce14"/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Quaini: Update on: Second Level Master in Innovation in Cardiac Surgery; Scuola Superiore Sant Anna, Pisa</text:p>
          </table:table-cell>
          <table:table-cell table:style-name="ce2"/>
          <table:table-cell table:style-name="ce15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reede: Endovascular mitral valve surgery – a next game changer?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2">
          <table:table-cell table:style-name="ce2"/>
          <table:table-cell office:value-type="string" table:style-name="ce16">
            <text:p>NN: Cardioband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17">
            <text:p>Treede: Mitraclip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table:style-name="ce12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8">
            <text:p>16:00-16:30</text:p>
          </table:table-cell>
          <table:table-cell table:style-name="ce12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8">
            <text:p>16:30-18:00</text:p>
          </table:table-cell>
          <table:table-cell office:value-type="string" table:style-name="ce2">
            <text:p><text:s text:c="17"/>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Panel: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18">
            <text:p>Gerhard Schymik : Heart Navigator</text:p>
          </table:table-cell>
          <table:table-cell table:number-columns-repeated="2" table:style-name="ce2"/>
          <table:table-cell table:number-columns-repeated="16380"/>
        </table:table-row>
        <table:table-row table:style-name="ro3">
          <table:table-cell table:style-name="ce2"/>
          <table:table-cell office:value-type="string" table:style-name="ce2">
            <text:p>Bonaros: Preoperative imaging for minimally invasive valve surgery</text:p>
          </table:table-cell>
          <table:table-cell table:number-columns-repeated="2" table:style-name="ce2"/>
          <table:table-cell table:number-columns-repeated="16380"/>
        </table:table-row>
        <table:table-row table:style-name="ro3">
          <table:table-cell table:style-name="ce2"/>
          <table:table-cell office:value-type="string" table:style-name="ce2">
            <text:p>Frank Boos: Training and education curriculum to start a career</text:p>
          </table:table-cell>
          <table:table-cell table:style-name="ce2"/>
          <table:table-cell table:style-name="ce19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Bonaros: TAVI complementing MIC AVR and rapid deployment valve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2">
            <text:p>day 2</text:p>
          </table:table-cell>
          <table:table-cell table:style-name="ce12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9:00-12:00</text:p>
          </table:table-cell>
          <table:table-cell office:value-type="string" table:style-name="ce13">
            <text:p>Panel: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date" office:date-value="2015-09-07T00:00:00" table:style-name="ce7">
            <text:p>07.09.2015</text:p>
          </table:table-cell>
          <table:table-cell office:value-type="string" table:style-name="ce12">
            <text:p>M. Grimm, L. Müller: Welcome</text:p>
          </table:table-cell>
          <table:table-cell office:value-type="string" table:style-name="ce20">
            <text:p>Live case 1</text:p>
          </table:table-cell>
          <table:table-cell office:value-type="string" table:style-name="ce20">
            <text:p>Live case 2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1">
            <text:p>J-L. Pomar: The evolving role of the surgeon in valvular heart disease</text:p>
          </table:table-cell>
          <table:table-cell office:value-type="string" table:style-name="ce21">
            <text:p>Least invasive MV repair</text:p>
          </table:table-cell>
          <table:table-cell office:value-type="string" table:style-name="ce21">
            <text:p>Correction of MV Prolaps with Memo 3D RECHORD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2">
            <text:p>Kai-Nico Doll: Indication and technique for minimally invasive atrial fibrillation ablation</text:p>
          </table:table-cell>
          <table:table-cell office:value-type="string" table:style-name="ce22">
            <text:p>Surgeon: L. Müller</text:p>
          </table:table-cell>
          <table:table-cell office:value-type="string" table:style-name="ce22">
            <text:p>Surgeon: M. Glaub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<text:span text:style-name="T4">Honorary Lecture:</text:span><text:s/>M. Grabenwöger: Minimally invasive valve surgery - the impact in Europe 2015</text:p>
          </table:table-cell>
          <table:table-cell table:style-name="ce12"/>
          <table:table-cell table:style-name="ce21"/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12:30-13:30</text:p>
          </table:table-cell>
          <table:table-cell office:value-type="string" table:style-name="ce23">
            <text:p>Symposium II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Chair: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12">
            <text:p>Mauro Rinaldi: Technology aiding MIMVS for improved resul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1">
            <text:p>Gerhard Pölzl: Indications for tricuspid repair simultaneous with left heart surgery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Ludwig Müller: Contemporary techniques of mitral valve repair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number-columns-repeated="3" table:style-name="ce2"/>
          <table:table-cell table:style-name="ce4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21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14:00-17:30</text:p>
          </table:table-cell>
          <table:table-cell table:style-name="ce15"/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Panel:</text:p>
          </table:table-cell>
          <table:table-cell office:value-type="string" table:style-name="ce20">
            <text:p>Live case 3</text:p>
          </table:table-cell>
          <table:table-cell office:value-type="string" table:style-name="ce20">
            <text:p>Live case 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2">
            <text:p>F. Lakew: Establishing a minimally invasive mitral valve program - from the beginning to totally endscopic</text:p>
          </table:table-cell>
          <table:table-cell office:value-type="string" table:style-name="ce21">
            <text:p>Partial sternotomy: The alternative MICS approach</text:p>
          </table:table-cell>
          <table:table-cell office:value-type="string" table:style-name="ce2">
            <text:p>MIC MV repair and cryoablation for AF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. Glauber: Prevention of complications in minimally invasive valve surgery</text:p>
          </table:table-cell>
          <table:table-cell office:value-type="string" table:style-name="ce22">
            <text:p>Surgeon: M. Grimm</text:p>
          </table:table-cell>
          <table:table-cell office:value-type="string" table:style-name="ce22">
            <text:p>Surgeon: K-N. Doll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table:style-name="ce21"/>
          <table:table-cell table:style-name="ce1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1">
            <text:p>Abstract presentations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1">
            <text:p>A. Kurmalayev: Development of the first MIC mitral valve surgery program in Kazakhstan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day 3</text:p>
          </table:table-cell>
          <table:table-cell table:number-columns-repeated="2"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9:00-12:00</text:p>
          </table:table-cell>
          <table:table-cell office:value-type="string" table:style-name="ce13">
            <text:p>Panel:</text:p>
          </table:table-cell>
          <table:table-cell office:value-type="string" table:style-name="ce20">
            <text:p>Live case 5</text:p>
          </table:table-cell>
          <table:table-cell office:value-type="string" table:style-name="ce20">
            <text:p>Live case 6</text:p>
          </table:table-cell>
          <table:table-cell table:number-columns-repeated="16380"/>
        </table:table-row>
        <table:table-row table:style-name="ro1">
          <table:table-cell office:value-type="date" office:date-value="2015-09-08T00:00:00" table:style-name="ce7">
            <text:p>08.09.2015</text:p>
          </table:table-cell>
          <table:table-cell office:value-type="string" table:style-name="ce12">
            <text:p>Michael Grimm: Partial sternotomy - Pros and Cons</text:p>
          </table:table-cell>
          <table:table-cell office:value-type="string" table:style-name="ce21">
            <text:p>MIC MV surgery using Endoaortic occlusion</text:p>
          </table:table-cell>
          <table:table-cell office:value-type="string" table:style-name="ce21">
            <text:p>AVR through partial sternotomy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Matteo Ferrarini: Right anterior thoracotomy or partial sternotomy for AVR</text:p>
          </table:table-cell>
          <table:table-cell office:value-type="string" table:style-name="ce22">
            <text:p>Surgeon: M. Rinaldi</text:p>
          </table:table-cell>
          <table:table-cell office:value-type="string" table:style-name="ce22">
            <text:p>Surgeon: T. Fischlein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Günther Laufer: The role of surgical AVR in the age of TAVI</text:p>
          </table:table-cell>
          <table:table-cell table:style-name="ce12"/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1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12">
            <text:p><text:span text:style-name="T2">Honorary Lecture:</text:span><text:s/>Randoph Chitwood: Mitral valve surgery - A vision of a pioneer</text:p>
          </table:table-cell>
          <table:table-cell table:style-name="ce1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45 '</text:p>
          </table:table-cell>
          <table:table-cell table:style-name="ce12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12:30-13:30</text:p>
          </table:table-cell>
          <table:table-cell office:value-type="string" table:style-name="ce23">
            <text:p>Symposium III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13">
            <text:p>Panel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4"/>
          <table:table-cell office:value-type="string" table:style-name="ce24">
            <text:p>Mattia Glauber: Function of the Memo 3D RECHORD annuloplasty ring</text:p>
          </table:table-cell>
          <table:table-cell table:style-name="ce24"/>
          <table:table-cell table:style-name="ce4"/>
          <table:table-cell table:number-columns-repeated="16380"/>
        </table:table-row>
        <table:table-row table:style-name="ro1">
          <table:table-cell table:style-name="ce24"/>
          <table:table-cell office:value-type="string" table:style-name="ce25">
            <text:p>Teddy Fischlein: Sutureless valves - evidence of superiority or nice to have</text:p>
          </table:table-cell>
          <table:table-cell table:style-name="ce24"/>
          <table:table-cell table:style-name="ce4"/>
          <table:table-cell table:number-columns-repeated="16380"/>
        </table:table-row>
        <table:table-row table:style-name="ro1">
          <table:table-cell table:style-name="ce24"/>
          <table:table-cell office:value-type="string" table:style-name="ce25">
            <text:p>Thorsten Hanke, Lübeck: Sutureless valves for minimally invasive access AVR</text:p>
          </table:table-cell>
          <table:table-cell table:style-name="ce24"/>
          <table:table-cell table:style-name="ce4"/>
          <table:table-cell table:number-columns-repeated="16380"/>
        </table:table-row>
        <table:table-row table:style-name="ro1">
          <table:table-cell table:number-columns-repeated="3"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14:00-17:30</text:p>
          </table:table-cell>
          <table:table-cell office:value-type="string" table:style-name="ce13">
            <text:p>Panel:</text:p>
          </table:table-cell>
          <table:table-cell office:value-type="string" table:style-name="ce20">
            <text:p>Live case 7</text:p>
          </table:table-cell>
          <table:table-cell office:value-type="string" table:style-name="ce20">
            <text:p>Live case 8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2"/>
          <table:table-cell office:value-type="string" table:style-name="ce2">
            <text:p>AVR through mini-thoracotomy</text:p>
          </table:table-cell>
          <table:table-cell office:value-type="string" table:style-name="ce12">
            <text:p>TBA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homas Schachner: Minimally invasive surgery of the aortic root and ascending aorta</text:p>
          </table:table-cell>
          <table:table-cell office:value-type="string" table:style-name="ce22">
            <text:p>Surgeon: L. Laufer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2"/>
          <table:table-cell office:value-type="string" table:style-name="ce12">
            <text:p>Guy Friedrich: Hybrid therapy of CAD and valvular heart disease – PCI and minimally invasive surgical repair/replacement</text:p>
          </table:table-cell>
          <table:table-cell table:style-name="ce1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2"/>
          <table:table-cell table:style-name="ce4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1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1">
            <text:p>Abstract presentations</text:p>
          </table:table-cell>
          <table:table-cell table:style-name="ce12"/>
          <table:table-cell table:style-name="ce4"/>
          <table:table-cell table:number-columns-repeated="16380"/>
        </table:table-row>
        <table:table-row table:style-name="ro1">
          <table:table-cell table:style-name="ce8"/>
          <table:table-cell office:value-type="string" table:style-name="ce18">
            <text:p>Marek Kopala : Cor-Matrix for tricuspid valve repair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8"/>
          <table:table-cell office:value-type="string" table:style-name="ce18">
            <text:p>Roman Przybylski : Cor-Matrix for aortic valve repair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8"/>
          <table:table-cell table:style-name="ce26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8"/>
          <table:table-cell table:style-name="ce18"/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8">
            <text:p>20:00-23:00</text:p>
          </table:table-cell>
          <table:table-cell office:value-type="string" table:style-name="ce22">
            <text:p>Rising Stars Forum: Chair: Martin Andreas, Johannes Holfeld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Pomar, Rinaldi, Doll, Glauber, Grabenwöger, Müller, Grimm,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day 4</text:p>
          </table:table-cell>
          <table:table-cell table:number-columns-repeated="2"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8:00-12:00</text:p>
          </table:table-cell>
          <table:table-cell office:value-type="string" table:style-name="ce22">
            <text:p>Chair: Corinna Velik-Salchner, Peter Mair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date" office:date-value="2015-09-09T00:00:00" table:style-name="ce7">
            <text:p>09.09.2015</text:p>
          </table:table-cell>
          <table:table-cell office:value-type="string" table:style-name="ce2">
            <text:p>TEE for surgeons: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number-columns-repeated="3"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9:00-13:00</text:p>
          </table:table-cell>
          <table:table-cell office:value-type="string" table:style-name="ce22">
            <text:p>Chair: Herbert Hangler, Thomas Schachner, Julia Dumfarth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office:value-type="date" office:date-value="2015-09-09T00:00:00" table:style-name="ce7">
            <text:p>09.09.2015</text:p>
          </table:table-cell>
          <table:table-cell office:value-type="string" table:style-name="ce2">
            <text:p>Wetlab I: Practising MIMVS. Focus on shafted instruments, videoendoscopy, knot tying,<text:s/>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Use of innovative products: Cor-Knot, Perceval S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number-columns-repeated="3" table:style-name="ce2"/>
          <table:table-cell table:style-name="ce4"/>
          <table:table-cell table:number-columns-repeated="16380"/>
        </table:table-row>
        <table:table-row table:style-name="ro1">
          <table:table-cell office:value-type="string" table:style-name="ce2">
            <text:p>14:00-18:00</text:p>
          </table:table-cell>
          <table:table-cell office:value-type="string" table:style-name="ce22">
            <text:p>Chair: Herbert Hangler, Thomas Schachner, Julia Dumfarth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Wetlab II: Practising MIMVS. Focus on shafted instruments, videoendoscopy, knot tying, Cor-Knot®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Use of innovative products: <text:s text:c="2"/>Cor-Knot, Perceval S</text:p>
          </table:table-cell>
          <table:table-cell table:style-name="ce2"/>
          <table:table-cell table:style-name="ce4"/>
          <table:table-cell table:number-columns-repeated="16380"/>
        </table:table-row>
        <table:table-row table:style-name="ro1">
          <table:table-cell table:number-columns-repeated="4" table:style-name="ce12"/>
          <table:table-cell table:number-columns-repeated="16380"/>
        </table:table-row>
        <table:table-row table:number-rows-repeated="104848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dith Kutnjak</meta:initial-creator>
    <dc:creator>Judith Kutnjak</dc:creator>
    <meta:creation-date>2015-06-30T15:23:26Z</meta:creation-date>
    <dc:date>2015-06-30T15:24:55Z</dc:date>
    <meta:editing-duration>PT0S</meta:editing-duration>
  </office:meta>
</office:document-meta>
</file>